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25d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goritmo Ej9 </text:p>
      <text:p text:style-name="P1">Definir n,i,j Como Entero</text:p>
      <text:p text:style-name="P1"><text:s/>Escribir Sin Saltar "ingrese nro entero positivo: " /</text:p>
      <text:p text:style-name="P1">/validacion de que el numero ingresado es positivo </text:p>
      <text:p text:style-name="P1">Hacer L</text:p>
      <text:p text:style-name="P1">eer n si n&lt;1 Entonces </text:p>
      <text:p text:style-name="P1">Escribir "Error, ingrese nro mayor a 0"</text:p>
      <text:p text:style-name="P1"><text:s/>FinSi </text:p>
      <text:p text:style-name="P1">Mientras Que n&lt;1 para i=1 Hasta n Con Paso 1 //la variable i se mueve entre lasfilas del cuadrado y la j entre las columnas Para j=1 Hasta n Con Paso 1 si (i&gt;1 y i&lt;n) y (j&gt;1 y j&lt;n) //pregunta para rellenar el centro de espacios Escribir Sin Saltar " " //pongo doble espacio por que no le da el cuero al espacio SiNo escribir sin saltar "* " //sino se cumple, está en los bordes :pongo asterisco FinSi FinPara Escribir " " FinPara FinAlgoritmo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20:18:38.500775145</meta:creation-date>
    <dc:date>2022-03-22T23:55:24.296395618</dc:date>
    <meta:editing-duration>PT3H26M35S</meta:editing-duration>
    <meta:editing-cycles>1</meta:editing-cycles>
    <meta:document-statistic meta:table-count="0" meta:image-count="0" meta:object-count="0" meta:page-count="1" meta:paragraph-count="9" meta:word-count="124" meta:character-count="661" meta:non-whitespace-character-count="539"/>
    <meta:generator>LibreOffice/6.4.7.2$Linux_X86_64 LibreOffice_project/40$Build-2</meta:generator>
  </office:meta>
</office:document-meta>
</file>